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" svg:font-family="Comic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entury Schoolbook L" fo:font-size="12pt" fo:font-weight="bold" officeooo:rsid="0005ecee" officeooo:paragraph-rsid="0005ece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entury Schoolbook L" fo:font-size="12pt" fo:font-weight="normal" officeooo:rsid="0005ecee" officeooo:paragraph-rsid="0005ece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entury Schoolbook L" fo:font-size="12pt" fo:font-weight="normal" officeooo:rsid="0007c575" officeooo:paragraph-rsid="0007c57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entury Schoolbook L" fo:font-size="12pt" style:font-size-asian="12pt" style:font-size-complex="12pt"/>
    </style:style>
    <style:style style:name="P6" style:family="paragraph" style:parent-style-name="Standard">
      <style:text-properties style:font-name="Century Schoolbook L" fo:font-size="12pt" officeooo:rsid="0005ecee" officeooo:paragraph-rsid="0005ece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entury Schoolbook 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c575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sans-serif" fo:font-size="17.25pt"/>
    </style:style>
    <style:style style:name="T6" style:family="text">
      <style:text-properties fo:font-size="17.25pt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07c5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7c575" style:font-weight-asian="bold" style:font-weight-complex="bold"/>
    </style:style>
    <style:style style:name="T11" style:family="text">
      <style:text-properties officeooo:rsid="00090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Cuento colectivo</text:span> </text:p>
      <text:p text:style-name="P1"/>
      <text:p text:style-name="P3">Autor................................................</text:p>
      <text:p text:style-name="P3">Titulo...............................................</text:p>
      <text:p text:style-name="P3">Grupo..............................................</text:p>
      <text:p text:style-name="P3"><text:span text:style-name="T11">Día.</text:span>.................................................</text:p>
      <text:p text:style-name="P1"/>
      <text:p text:style-name="P1"/>
      <text:p text:style-name="P3">Había una vez un/a … <text:s/><text:span text:style-name="T9">(</text:span><text:span text:style-name="T4">protagonista del cuento</text:span><text:span text:style-name="T9">)</text:span> que se llamaba …</text:p>
      <text:p text:style-name="P3"/>
      <text:p text:style-name="P3">Era <text:span text:style-name="T9">(descripción y características)</text:span></text:p>
      <text:p text:style-name="P3"/>
      <text:p text:style-name="P3">OJOS <text:s/><text:tab/><text:tab/>PELO <text:s/><text:tab/><text:tab/><text:tab/>CUERPO <text:s/><text:tab/><text:tab/><text:tab/>MAS COSAS</text:p>
      <text:p text:style-name="P3"/>
      <text:p text:style-name="P4">Color<text:tab/><text:tab/><text:tab/>Tipo<text:tab/><text:tab/><text:tab/><text:tab/>Altura<text:tab/><text:tab/><text:tab/><text:span text:style-name="T11">Características</text:span></text:p>
      <text:p text:style-name="P4">Tamaño<text:tab/><text:tab/>Forma<text:tab/><text:tab/><text:tab/><text:span text:style-name="T11">Complexión</text:span><text:tab/><text:tab/><text:tab/>Otras cosillas</text:p>
      <text:p text:style-name="P2"/>
      <text:p text:style-name="P2"><text:span text:style-name="T2">Vivía</text:span><text:span text:style-name="T1"> en </text:span>(Escenario del cuento: <text:span text:style-name="T8">Descripción</text:span>)</text:p>
      <text:p text:style-name="P2"/>
      <text:p text:style-name="P2"><text:span text:style-name="T1">Un día </text:span>(problema: lo que le pasa, por qué le pasa...)</text:p>
      <text:p text:style-name="P5"/>
      <text:p text:style-name="P5">Entonces <text:s/><text:span text:style-name="T9">(intentos de solución del problema .... </text:span><text:span text:style-name="T10">)</text:span></text:p>
      <text:p text:style-name="P5"/>
      <text:p text:style-name="P5">Finalmente</text:p>
      <text:p text:style-name="P5"/>
      <text:p text:style-name="P6">Firmado </text:p>
      <text:p text:style-name="P6"/>
      <text:p text:style-name="P6"/>
      <text:p text:style-name="P6"/>
      <text:p text:style-name="P6"/>
      <text:p text:style-name="P6"/>
      <text:p text:style-name="P6">Hacer cuadro y lis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" svg:font-family="Comic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9:25:00.235906807</meta:creation-date>
    <dc:date>2015-06-29T19:45:52.738968223</dc:date>
    <meta:editing-duration>PT4M5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67" meta:character-count="634" meta:non-whitespace-character-count="556"/>
  </office:meta>
</office:document-meta>
</file>